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M Mono Prop 10" svg:font-family="'LM Mono Prop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0080" draw:opacity="50%" draw:opacity-name="" draw:textarea-horizontal-align="justify" draw:textarea-vertical-align="middle" draw:auto-grow-height="false" fo:min-height="13.767cm" fo:min-width="21.09cm"/>
      <style:paragraph-properties style:writing-mode="lr-tb"/>
    </style:style>
    <style:style style:name="gr2" style:family="graphic" style:parent-style-name="standard">
      <style:graphic-properties draw:fill-color="#81d41a" draw:opacity="50%" draw:opacity-name="" draw:textarea-horizontal-align="justify" draw:textarea-vertical-align="middle" draw:auto-grow-height="false" fo:min-height="13.673cm" fo:min-width="21.09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0.606cm" fo:min-width="1.683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0.606cm" fo:min-width="1.684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0.605cm" fo:min-width="1.683cm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0.605cm" fo:min-width="1.684cm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0.606cm" fo:min-width="1.685cm"/>
      <style:paragraph-properties style:writing-mode="lr-tb"/>
    </style:style>
    <style:style style:name="P1" style:family="paragraph">
      <style:paragraph-properties fo:text-align="center"/>
      <style:text-properties style:font-name="LM Mono Prop 10"/>
    </style:style>
    <style:style style:name="P2" style:family="paragraph">
      <loext:graphic-properties draw:fill-color="#800080" draw:opacity="50%"/>
      <style:paragraph-properties fo:text-align="center"/>
      <style:text-properties style:font-name="LM Mono Prop 10"/>
    </style:style>
    <style:style style:name="P3" style:family="paragraph">
      <loext:graphic-properties draw:fill-color="#81d41a" draw:opacity="50%"/>
      <style:paragraph-properties fo:text-align="center"/>
      <style:text-properties style:font-name="LM Mono Prop 10"/>
    </style:style>
    <style:style style:name="P4" style:family="paragraph">
      <style:paragraph-properties fo:text-align="center"/>
      <style:text-properties style:font-name="LM Mono Prop 10" fo:font-size="8pt"/>
    </style:style>
    <style:style style:name="P5" style:family="paragraph">
      <loext:graphic-properties draw:fill-color="#b4c7dc"/>
      <style:paragraph-properties fo:text-align="center"/>
      <style:text-properties style:font-name="LM Mono Prop 10" fo:font-size="8pt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59cm" svg:height="14.017cm" svg:x="0cm" svg:y="0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1.59cm" svg:height="13.923cm" svg:x="0cm" svg:y="14.017cm">
          <text:p text:style-name="P1">GPU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183cm" svg:height="0.856cm" svg:x="6.181cm" svg:y="8.716cm">
          <text:p text:style-name="P4">Memory Managemen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184cm" svg:height="0.856cm" svg:x="2.626cm" svg:y="5.445cm">
          <text:p text:style-name="P4"><text:span text:style-name="T1">Data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183cm" svg:height="0.855cm" svg:x="7.35cm" svg:y="11.477cm">
          <text:p text:style-name="P4">CPU Storag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183cm" svg:height="0.856cm" svg:x="2.627cm" svg:y="9.255cm">
          <text:p text:style-name="P4">Context CPU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184cm" svg:height="0.855cm" svg:x="3.578cm" svg:y="11.477cm">
          <text:p text:style-name="P4">GPU Storag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184cm" svg:height="0.856cm" svg:x="4.175cm" svg:y="3.857cm">
          <text:p text:style-name="P4">User data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184cm" svg:height="0.855cm" svg:x="1.356cm" svg:y="6.715cm">
          <text:p text:style-name="P4">Tensor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185cm" svg:height="0.856cm" svg:x="14.055cm" svg:y="4.492cm">
          <text:p text:style-name="P4">Auto-diff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183cm" svg:height="0.856cm" svg:x="2.27cm" svg:y="8.302cm">
          <text:p text:style-name="P4">Context GPU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183cm" svg:height="0.856cm" svg:x="14.057cm" svg:y="7.129cm">
          <text:p text:style-name="P4">Nod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183cm" svg:height="0.856cm" svg:x="14.057cm" svg:y="6.08cm">
          <text:p text:style-name="P4">Graph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183cm" svg:height="0.856cm" svg:x="12.112cm" svg:y="12.526cm">
          <text:p text:style-name="P4">CPU Operato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183cm" svg:height="0.856cm" svg:x="14.374cm" svg:y="12.526cm">
          <text:p text:style-name="P4">GPU Operato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183cm" svg:height="0.856cm" svg:x="11.834cm" svg:y="7.667cm">
          <text:p text:style-name="P4">Observe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183cm" svg:height="0.856cm" svg:x="8.937cm" svg:y="9.255cm">
          <text:p text:style-name="P4">Logge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183cm" svg:height="0.856cm" svg:x="2.27cm" svg:y="8.302cm">
          <text:p text:style-name="P4">Context GPU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183cm" svg:height="0.856cm" svg:x="11.477cm" svg:y="9.572cm">
          <text:p text:style-name="P4">Event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183cm" svg:height="0.856cm" svg:x="8.937cm" svg:y="10.304cm">
          <text:p text:style-name="P4">Time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184cm" svg:height="0.855cm" svg:x="4.81cm" svg:y="7.35cm">
          <text:p text:style-name="P4">TensorImp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M Mono Prop 10" svg:font-family="'LM Mono Prop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6T11:30:07.151123041</meta:creation-date>
    <dc:date>2023-10-26T14:49:33.142511970</dc:date>
    <meta:editing-duration>PT1H8M21S</meta:editing-duration>
    <meta:editing-cycles>2</meta:editing-cycles>
    <meta:generator>LibreOffice/7.3.7.2$Linux_X86_64 LibreOffice_project/30$Build-2</meta:generator>
    <meta:document-statistic meta:object-count="21"/>
  </office:meta>
</office:document-meta>
</file>